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36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cde9" officeooo:paragraph-rsid="0012cde9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98319" officeooo:paragraph-rsid="00198319" style:font-weight-asian="bold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98319" officeooo:paragraph-rsid="00198319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text-properties style:font-name="Arial" fo:font-style="italic" officeooo:rsid="0012cde9" officeooo:paragraph-rsid="0012cde9" style:font-style-asian="italic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2cde9" officeooo:paragraph-rsid="0012cde9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98319" officeooo:paragraph-rsid="00198319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12cde9" officeooo:paragraph-rsid="0012cde9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12cde9" officeooo:paragraph-rsid="00198319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1831dc" officeooo:paragraph-rsid="001831dc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1831dc" officeooo:paragraph-rsid="001831dc" style:font-style-asian="normal" style:font-name-complex="Arial" style:font-style-complex="normal"/>
    </style:style>
    <style:style style:name="P23" style:family="paragraph" style:parent-style-name="Standard">
      <style:text-properties style:font-name="Arial" fo:font-style="normal" officeooo:rsid="001831dc" officeooo:paragraph-rsid="0003d4de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cde9" officeooo:paragraph-rsid="0012cde9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98319" officeooo:paragraph-rsid="00198319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officeooo:rsid="001198b9" officeooo:paragraph-rsid="001198b9" style:font-size-asian="10pt" style:font-style-asian="normal" style:font-name-complex="Arial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officeooo:rsid="0014b9ff" officeooo:paragraph-rsid="0014b9ff" style:font-size-asian="10pt" style:font-style-asian="normal" style:font-name-complex="Arial" style:font-size-complex="10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Arial1"/>
    </style:style>
    <style:style style:name="P30" style:family="paragraph" style:parent-style-name="Heading_20_3">
      <style:text-properties fo:font-style="normal" officeooo:rsid="0012cde9" officeooo:paragraph-rsid="0012cde9" style:font-style-asian="normal" style:font-style-complex="normal"/>
    </style:style>
    <style:style style:name="P31" style:family="paragraph" style:parent-style-name="Heading_20_1">
      <style:text-properties fo:font-size="12pt" style:font-size-asian="12pt"/>
    </style:style>
    <style:style style:name="T1" style:family="text">
      <style:text-properties officeooo:rsid="001831dc"/>
    </style:style>
    <style:style style:name="T2" style:family="text">
      <style:text-properties officeooo:rsid="00198319"/>
    </style:style>
    <style:style style:name="T3" style:family="text">
      <style:text-properties officeooo:rsid="001a8c73"/>
    </style:style>
    <style:style style:name="T4" style:family="text">
      <style:text-properties style:font-name-asian="Arial" style:font-name-complex="Arial"/>
    </style:style>
    <style:style style:name="T5" style:family="text">
      <style:text-properties officeooo:rsid="001e1780"/>
    </style:style>
    <style:style style:name="T6" style:family="text">
      <style:text-properties officeooo:rsid="001e59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1" text:outline-level="1">Caso de Uso</text:h>
          </table:table-cell>
          <table:table-cell table:style-name="Tabla1.B1" table:number-columns-spanned="5" office:value-type="string">
            <text:h text:style-name="P30" text:outline-level="3">A<text:span text:style-name="T1">lta de Paciente</text:span>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5">2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3">Cliente/Paciente(I), <text:span text:style-name="T3">Administra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<text:span text:style-name="T1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11"/>
          </table:table-cell>
          <table:covered-table-cell/>
          <table:table-cell table:style-name="Tabla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1">El paciente/cliente ha hecho los pagos a la compañí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condición</text:p>
          </table:table-cell>
          <table:table-cell table:style-name="Tabla1.B6" table:number-columns-spanned="7" office:value-type="string">
            <text:p text:style-name="P21">Se le asigna al <text:span text:style-name="T6">paciente dado de alta</text:span> un número de pac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1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2"><text:span text:style-name="T1">16</text:span>-0<text:span text:style-name="T1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2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2">
          <table:table-cell table:style-name="Tabla2.A2" office:value-type="string">
            <text:p text:style-name="P22">El cliente/paciente va por primera vez a ver a uno de los <text:span text:style-name="T3">centros</text:span> de la compañía para que se le de de alta como paciente.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1">
          <table:table-cell table:style-name="Tabla3.A2" office:value-type="string">
            <text:p text:style-name="P19">El cliente/<text:span text:style-name="T2">paciente</text:span> ll<text:span text:style-name="T2">e</text:span>ga a<text:span text:style-name="T3">l centro</text:span> <text:span text:style-name="T1">para ser dado de alta</text:span>, proporcionándole sus datos personales <text:span text:style-name="T1">y su datos médicos(enfermedades, vacunas,...)</text:span>. El <text:span text:style-name="T3">administrativo da de alta en el sistema </text:span><text:s/>y le entrega su correspondiente <text:span text:style-name="T2">tarjeta sanitaria</text:span> en <text:span text:style-name="T2">la</text:span> que se incluye su número de <text:span text:style-name="T2">paciente.</text:span>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20">El <text:span text:style-name="T2">paciente</text:span> ll<text:span text:style-name="T2">e</text:span>ga a<text:span text:style-name="T3">l centro de la compañía para ser dado de alta.</text:span>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"/>
          </table:table-cell>
        </table:table-row>
        <table:table-row table:style-name="Tabla4.2">
          <table:table-cell table:style-name="Tabla4.A3" office:value-type="string">
            <text:p text:style-name="P7">2</text:p>
          </table:table-cell>
          <table:table-cell table:style-name="Tabla4.B3" office:value-type="string">
            <text:p text:style-name="P15">El <text:span text:style-name="T3">administrativo</text:span> solicita dar de alta a un nuevo paciente.</text:p>
          </table:table-cell>
          <table:table-cell table:style-name="Tabla4.C3" office:value-type="string">
            <text:p text:style-name="P8">3</text:p>
          </table:table-cell>
          <table:table-cell table:style-name="Tabla4.D3" office:value-type="string">
            <text:p text:style-name="P25">Se solicitan los datos personales del paciente.</text:p>
          </table:table-cell>
        </table:table-row>
        <table:table-row table:style-name="Tabla4.2">
          <table:table-cell table:style-name="Tabla4.A4" office:value-type="string">
            <text:p text:style-name="P7">4</text:p>
          </table:table-cell>
          <table:table-cell table:style-name="Tabla4.B4" office:value-type="string">
            <text:p text:style-name="P14">El <text:span text:style-name="T2">paciente</text:span> <text:span text:style-name="T2">entrega</text:span> la documentación necesaria para ser <text:span text:style-name="T2">dado de alta</text:span> (DNI, <text:s/><text:span text:style-name="T2">antecedentes médicos</text:span>)</text:p>
          </table:table-cell>
          <table:table-cell table:style-name="Tabla4.C4" office:value-type="string">
            <text:p text:style-name="P4"/>
          </table:table-cell>
          <table:table-cell table:style-name="Tabla4.D4" office:value-type="string">
            <text:p text:style-name="P5"/>
          </table:table-cell>
        </table:table-row>
        <table:table-row table:style-name="Tabla4.2">
          <table:table-cell table:style-name="Tabla4.A8" office:value-type="string">
            <text:p text:style-name="P7">5</text:p>
          </table:table-cell>
          <table:table-cell table:style-name="Tabla4.B8" office:value-type="string">
            <text:p text:style-name="P13">El <text:span text:style-name="T3">administrativo</text:span> comprueba los datos presentados y los introduce en el sistema</text:p>
          </table:table-cell>
          <table:table-cell table:style-name="Tabla4.C8" office:value-type="string">
            <text:p text:style-name="P6"/>
          </table:table-cell>
          <table:table-cell table:style-name="Tabla4.D8" office:value-type="string">
            <text:p text:style-name="P24"/>
          </table:table-cell>
        </table:table-row>
        <table:table-row table:style-name="Tabla4.2">
          <table:table-cell table:style-name="Tabla4.A8" office:value-type="string">
            <text:p text:style-name="P7">6</text:p>
          </table:table-cell>
          <table:table-cell table:style-name="Tabla4.B8" office:value-type="string">
            <text:p text:style-name="P13">El <text:span text:style-name="T3">administrativo</text:span> solicita al sistema que almacene los datos</text:p>
          </table:table-cell>
          <table:table-cell table:style-name="Tabla4.C8" office:value-type="string">
            <text:p text:style-name="P8">7</text:p>
          </table:table-cell>
          <table:table-cell table:style-name="Tabla4.D8" office:value-type="string">
            <text:p text:style-name="P24">Se almacenan los datos y se genera un número de <text:span text:style-name="T2">paciente</text:span> y <text:span text:style-name="T2">la tarjeta sanitaria</text:span> correspondiente.</text:p>
          </table:table-cell>
        </table:table-row>
        <table:table-row table:style-name="Tabla4.2">
          <table:table-cell table:style-name="Tabla4.A8" office:value-type="string">
            <text:p text:style-name="P7"/>
          </table:table-cell>
          <table:table-cell table:style-name="Tabla4.B8" office:value-type="string">
            <text:p text:style-name="P13"/>
          </table:table-cell>
          <table:table-cell table:style-name="Tabla4.C8" office:value-type="string">
            <text:p text:style-name="P8">8</text:p>
          </table:table-cell>
          <table:table-cell table:style-name="Tabla4.D8" office:value-type="string">
            <text:p text:style-name="P24">Se informa que el proceso <text:span text:style-name="T2">se ha realizado</text:span> <text:span text:style-name="T2">de forma correcta.</text:span></text:p>
          </table:table-cell>
        </table:table-row>
        <table:table-row table:style-name="Tabla4.2">
          <table:table-cell table:style-name="Tabla4.A8" office:value-type="string">
            <text:p text:style-name="P7">9</text:p>
          </table:table-cell>
          <table:table-cell table:style-name="Tabla4.B8" office:value-type="string">
            <text:p text:style-name="P13">El <text:span text:style-name="T3">administrativo</text:span> entrega al <text:span text:style-name="T2">paciente su tarjeta sanitaria de la compañía.</text:span></text:p>
          </table:table-cell>
          <table:table-cell table:style-name="Tabla4.C8" office:value-type="string">
            <text:p text:style-name="P8"/>
          </table:table-cell>
          <table:table-cell table:style-name="Tabla4.D8" office:value-type="string">
            <text:p text:style-name="P24"/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6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7">5a</text:p>
          </table:table-cell>
          <table:table-cell table:style-name="Tabla5.B2" table:number-columns-spanned="4" office:value-type="string">
            <text:p text:style-name="P29"><text:span text:style-name="T4"><text:s/></text:span>Si los datos del <text:span text:style-name="T2">paciente</text:span> son incorrectos, el <text:span text:style-name="T2">médico</text:span> le pide los datos necesarios; si no son aportados por el cliente, se finaliza el proceso de alta y se termina el <text:span text:style-name="T2">caso de uso</text:span>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7">7a</text:p>
          </table:table-cell>
          <table:table-cell table:style-name="Tabla5.B3" table:number-columns-spanned="4" office:value-type="string">
            <text:p text:style-name="P29">Si el cliente ya <text:span text:style-name="T2">ha sido dado de alta</text:span>, el Sistema le informa de ello y se termina el proceso de dar de alta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6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6">Varias veces al día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7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8">Medi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8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7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7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6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7T00:29:31.829280073</dc:date>
    <meta:print-date>2012-03-13T15:37:00</meta:print-date>
    <meta:editing-cycles>32</meta:editing-cycles>
    <meta:editing-duration>PT1H46M38S</meta:editing-duration>
    <meta:generator>LibreOffice/5.1.6.2$Linux_X86_64 LibreOffice_project/10m0$Build-2</meta:generator>
    <meta:document-statistic meta:table-count="5" meta:image-count="0" meta:object-count="0" meta:page-count="1" meta:paragraph-count="60" meta:word-count="312" meta:character-count="1830" meta:non-whitespace-character-count="1575"/>
  </office:meta>
</office:document-meta>
</file>